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33A4074988119B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Times New Roman"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writing-mode="lr-tb"/>
    </style:style>
    <style:style style:name="P2" style:family="paragraph" style:parent-style-name="Standard">
      <style:paragraph-properties fo:margin-top="0in" fo:margin-bottom="0in" loext:contextual-spacing="false" fo:text-align="start" style:justify-single-word="false" style:writing-mode="lr-tb"/>
    </style:style>
    <style:style style:name="P3" style:family="paragraph" style:parent-style-name="Standard">
      <style:paragraph-properties fo:margin-top="0in" fo:margin-bottom="0in" loext:contextual-spacing="false" fo:text-align="start" style:justify-single-word="false" style:writing-mode="lr-tb"/>
      <style:text-properties fo:language="en" fo:country="US"/>
    </style:style>
    <style:style style:name="P4" style:family="paragraph" style:parent-style-name="Standard">
      <style:paragraph-properties fo:margin-left="0in" fo:margin-right="0in" fo:margin-top="0in" fo:margin-bottom="0in" loext:contextual-spacing="false" fo:text-align="start" style:justify-single-word="false" fo:text-indent="0.5in" style:auto-text-indent="false" style:writing-mode="lr-tb"/>
      <style:text-properties fo:language="en" fo:country="US"/>
    </style:style>
    <style:style style:name="T1" style:family="text">
      <style:text-properties style:font-name="Times" fo:font-size="14pt" fo:language="en" fo:country="US" fo:font-style="italic" fo:font-weight="bold" style:font-name-asian="Times" style:font-size-asian="14pt" style:font-style-asian="italic" style:font-weight-asian="bold" style:font-name-complex="Times"/>
    </style:style>
    <style:style style:name="T2" style:family="text">
      <style:text-properties fo:language="en" fo:country="US"/>
    </style:style>
    <style:style style:name="T3" style:family="text">
      <style:text-properties fo:language="en" fo:country="US" fo:font-weight="bold" style:font-weight-asian="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RTNERSHIP AGREEMENT</text:span><text:span text:style-name="T2"> </text:span></text:p>
      <text:p text:style-name="P3">  </text:p>
      <text:p text:style-name="P3">  </text:p>
      <text:p text:style-name="P4">This Partnership Agreement (the "Agreement") is made and entered into this August 03, 2017 (the "Effective Date"). The Partners in this Agreement are as follows: </text:p>
      <text:p text:style-name="P3">  </text:p>
      <text:p text:style-name="P3">  •  joshua Edward McLaughlin Cox </text:p>
      <text:p text:style-name="P3">  •  Andy Barnes </text:p>
      <text:p text:style-name="P3">  </text:p>
      <text:p text:style-name="P3">The Partners to this Agreement agree to the following: </text:p>
      <text:p text:style-name="P3">  </text:p>
      <text:p text:style-name="P2"><text:span text:style-name="T3">I. NAME</text:span><text:span text:style-name="T2"> </text:span></text:p>
      <text:p text:style-name="P3">  </text:p>
      <text:p text:style-name="P3">This Partnership will be known as Gaianysus (the "Partnership"). </text:p>
      <text:p text:style-name="P3">  </text:p>
      <text:p text:style-name="P2"><text:span text:style-name="T3">II. THE PARTNERSHIP</text:span><text:span text:style-name="T2"> </text:span></text:p>
      <text:p text:style-name="P3">  </text:p>
      <text:p text:style-name="P3">  •  The Partners wish to become legal partners in business. </text:p>
      <text:p text:style-name="P3">  •  The terms and conditions of their Partnership will be outlined in this Agreement. </text:p>
      <text:p text:style-name="P3">  •  If the Agreement is executed, the Partnership will be in effect on August 03, 2017. </text:p>
      <text:p text:style-name="P3">  •  The Partnership will only be terminated as outlined in this Agreement. </text:p>
      <text:p text:style-name="P3">  •  The Partnership's primary place of business will be 1105 West Oltorf, Austin, Texas, 78704-5328. </text:p>
      <text:p text:style-name="P3">  •  The Partnership will be governed under the laws of the state of Texas. </text:p>
      <text:p text:style-name="P3">  •  The Partnership's primary purpose is Retail Sales. </text:p>
      <text:p text:style-name="P3">  •  If applicable, the Partners will obtain any necessary licenses and permits to do business, register its Doing Business As Name ("DBA"), and obtain a Federal Employer Identification Number ("EIN"). </text:p>
      <text:p text:style-name="P3">  </text:p>
      <text:p text:style-name="P2"><text:span text:style-name="T3">III. CONTRIBUTIONS</text:span><text:span text:style-name="T2"> </text:span></text:p>
      <text:p text:style-name="P3">  </text:p>
      <text:p text:style-name="P3">The Partners will make an initial contribution to the Partnership as follows: </text:p>
      <text:p text:style-name="P3">  </text:p>
      <text:p text:style-name="P3">  •  joshua Edward McLaughlin Cox: $1,000.00 </text:p>
      <text:p text:style-name="P3">  •  Andy Barnes: $1,000.00 </text:p>
      <text:p text:style-name="P3">  </text:p>
      <text:p text:style-name="P3">Contributions will be submitted no later than August 03, 2017. All capital contributions are final unless all partners give written consent of withdrawal. All contributions will be deposited into a joint capital account. </text:p>
      <text:p text:style-name="P3">  </text:p>
      <text:p text:style-name="P2"><text:span text:style-name="T3">IV. INTEREST AND AUTHORITY</text:span><text:span text:style-name="T2"> </text:span></text:p>
      <text:p text:style-name="P3">  </text:p>
      <text:p text:style-name="P3">The Partners' ownership interest in the Partnership will be as follows: </text:p>
      <text:p text:style-name="P3">  </text:p>
      <text:p text:style-name="P3">  •  joshua Edward McLaughlin Cox: 50% </text:p>
      <text:p text:style-name="P3">  •  Andy Barnes: 50% </text:p>
      <text:p text:style-name="P3">  </text:p>
      <text:p text:style-name="P3">The Partners' authority will be defined by the following unless otherwise stated in the Agreement: All partners will have an equal vote. No Partner is authorized to act on their own in obtaining contracts, financial, or other obligations on the Partnership. Decisions will be based on a majority of equal votes. </text:p>
      <text:p text:style-name="P3"><text:soft-page-break/>  </text:p>
      <text:p text:style-name="P3">  </text:p>
      <text:p text:style-name="P2"><text:span text:style-name="T3">V. COSTS</text:span><text:span text:style-name="T2"> </text:span></text:p>
      <text:p text:style-name="P3">  </text:p>
      <text:p text:style-name="P3">The Partners will share costs according to the following percentages: </text:p>
      <text:p text:style-name="P3">  </text:p>
      <text:p text:style-name="P3">  •  joshua Edward McLaughlin Cox: 50% </text:p>
      <text:p text:style-name="P3">  •  Andy Barnes: 50% </text:p>
      <text:p text:style-name="P3">  </text:p>
      <text:p text:style-name="P2"><text:span text:style-name="T3">VI. PROFITS</text:span><text:span text:style-name="T2"> </text:span></text:p>
      <text:p text:style-name="P3">  </text:p>
      <text:p text:style-name="P3">The Partners will share the net profits of the Partnership according to the following percentages: </text:p>
      <text:p text:style-name="P3">  </text:p>
      <text:p text:style-name="P3">  •  joshua Edward McLaughlin Cox: 50% </text:p>
      <text:p text:style-name="P3">  •  Andy Barnes: 50% </text:p>
      <text:p text:style-name="P3">  </text:p>
      <text:p text:style-name="P3">The Profits will be accounted by Joshua Edward McLaughlin Cox and distributed on the 3rd of the month according to the above percentages after the costs of the Partnership have been paid according to the above cost percentages. </text:p>
      <text:p text:style-name="P3">  </text:p>
      <text:p text:style-name="P2"><text:span text:style-name="T3">VII. SALARY</text:span><text:span text:style-name="T2"> </text:span></text:p>
      <text:p text:style-name="P3">  </text:p>
      <text:p text:style-name="P3">All Partners must give their unanimous consent if a permanent salary is to be established and their unanimous consent for the amount of salary to be given to each Partner. </text:p>
      <text:p text:style-name="P3">  </text:p>
      <text:p text:style-name="P2"><text:span text:style-name="T3">VIII. ACCOUNTING</text:span><text:span text:style-name="T2"> </text:span></text:p>
      <text:p text:style-name="P3">  </text:p>
      <text:p text:style-name="P3">  •  All accounts related to the Partnership including contribution and distribution accounts will be audited upon a majority vote of the Partners. </text:p>
      <text:p text:style-name="P3">  •  All Partners will maintain a joint contribution account. All Partners will maintain a joint distribution account. Partners will keep accurate and complete books of account for all accounts related to the Partnership. Any Partner, whether majority or minority, will be allowed to review all books of account at any time they request. </text:p>
      <text:p text:style-name="P3">  •  Each Partner will be responsible for his or her own taxes on any distributions made. </text:p>
      <text:p text:style-name="P3">  •  Accounting records will be kept on a cash basis. </text:p>
      <text:p text:style-name="P3">  •  The fiscal year will be complete on the last day of December of each year. All Partners will present their position on the state of the Partnership within two weeks of the completion of each fiscal year. </text:p>
      <text:p text:style-name="P3">  •  The following partners will be able to sign checks from any joint Partner account: </text:p>
      <text:p text:style-name="P3">  •  joshua Edward McLaughlin Cox </text:p>
      <text:p text:style-name="P3">  •  Andy Barnes </text:p>
      <text:p text:style-name="P3">  </text:p>
      <text:p text:style-name="P2"><text:span text:style-name="T3">IX. NEW PARTNERS</text:span><text:span text:style-name="T2"> </text:span></text:p>
      <text:p text:style-name="P3">  </text:p>
      <text:p text:style-name="P3">The Partnership will amend this agreement to include new partners upon the written and unanimous vote of all Partners. </text:p>
      <text:p text:style-name="P3">  </text:p>
      <text:p text:style-name="P3">The name of the Partnership may be amended if a new Partner is added to the Partnership upon the written and unanimous vote of all Partners. </text:p>
      <text:p text:style-name="P3">  </text:p>
      <text:p text:style-name="P2"><text:soft-page-break/><text:span text:style-name="T3">X. WITHDRAWAL OR DEATH</text:span><text:span text:style-name="T2"> </text:span></text:p>
      <text:p text:style-name="P3">  </text:p>
      <text:p text:style-name="P3">The Partners hereby reserve the right to withdraw from the Partnership at any time. Should a Partner withdraw from the Partnership because of choice or death, the remaining Partners will have the option to buy out the remaining shares of the Partnership. Should the Partners agree to buy out the shares, the shares will be bought in equal amounts by all Partners. The Partners agree to hire an outside firm to assess the value of the remaining shares. Only upon the partners' unanimous agreement will the outside firm's valuation of the shares be considered final. The Partners will have 60 days to decide if they want to buy the remaining shares together and disperse them equally. If all Partners do not agree to buy the shares, individual Partners will then have the right to buy the shares individually. If more than one Partner requests to buy the remaining shares, the shares will be split equally among those Partners wishing to purchase the shares. Should all Partners agree by unanimous vote, the Partnership may choose to allow a non-Partner to buy the shares thereby replacing the previous Partner. </text:p>
      <text:p text:style-name="P3">  </text:p>
      <text:p text:style-name="P3">If no individual Partner(s) finalize a purchase agreement by 90 days, the Partnership will be dissolved. </text:p>
      <text:p text:style-name="P3">  </text:p>
      <text:p text:style-name="P3">The name of the Partnership may be amended upon the written and unanimous vote of all Partners if a Partner is successfully bought out. </text:p>
      <text:p text:style-name="P3">  </text:p>
      <text:p text:style-name="P2"><text:span text:style-name="T3">XI. DISSOLUTION</text:span><text:span text:style-name="T2"> </text:span></text:p>
      <text:p text:style-name="P3">  </text:p>
      <text:p text:style-name="P3">Should the Partnership be dissolved by unanimous vote, the Partnership will be liquidated, and the debts will be paid. All remaining funds after debts have been paid will be distributed based on the percentage of ownership interest outlined in this Agreement. </text:p>
      <text:p text:style-name="P3">  </text:p>
      <text:p text:style-name="P2"><text:span text:style-name="T3">XII. AMENDMENTS</text:span><text:span text:style-name="T2"> </text:span></text:p>
      <text:p text:style-name="P3">  </text:p>
      <text:p text:style-name="P3">  •  Amendments may be made hereto upon the unanimous and written consent of all Partners. </text:p>
      <text:p text:style-name="P3">  •  Amendments must be expressly written and have the original signatures of all Partners. </text:p>
      <text:p text:style-name="P3">  •  All amendments, notices, requests, claims, demands and other communications between the parties shall be in writing. All such written communications shall be given (i) by delivery in person, (ii) by a nationally recognized next day courier service, (iii) by first class, registered or certified mail, postage prepaid, (iv) by facsimile or (v) by electronic mail to the addresses of the parties specified in this Agreement or such other addresses specified in writing. All notices shall be effective upon (i) receipt by the party to which the written communication is given, or (ii) on the 5th day following mailing, whichever occurs first. </text:p>
      <text:p text:style-name="P3">  </text:p>
      <text:p text:style-name="P2"><text:span text:style-name="T3">XIII. DISPUTE RESOLUTION</text:span><text:span text:style-name="T2"> </text:span></text:p>
      <text:p text:style-name="P3">  </text:p>
      <text:p text:style-name="P3">The parties will attempt to resolve any dispute arising out of or relating to the Partnership or this Agreement through friendly negotiations amongst the parties. If the matter is not resolved by negotiation, the parties will resolve the dispute using the below Alternative Dispute Resolution (ADR) procedure. </text:p>
      <text:p text:style-name="P3">  </text:p>
      <text:p text:style-name="P3">Any controversies or disputes arising out of or relating to this Agreement will be submitted to mediation in accordance with any statutory rules of mediation in the state of Texas. If mediation is not successful in resolving the entire dispute or is unavailable, any outstanding issues will be submitted to final and binding arbitration under the rules of the American Arbitration Association. The arbitrator's <text:soft-page-break/>award will be final, and judgment may be entered upon it by any court having proper jurisdiction within the state of Texas. </text:p>
      <text:p text:style-name="P3">  </text:p>
      <text:p text:style-name="P3">This Partnership Agreement is executed and agreed to by: </text:p>
      <text:p text:style-name="P3">Joshua Edward McLaughlin Cox </text:p>
      <text:p text:style-name="P3"><text:line-break/>Joshua Edward McLaughlin Cox </text:p>
      <text:p text:style-name="P3">uberthoth@gmail.com </text:p>
      <text:p text:style-name="P3">August 02, 2017 at 12:32 pm </text:p>
      <text:p text:style-name="P3">Recorded at IP 75.173.158.209 </text:p>
      <text:p text:style-name="P3">Andy Barnes. </text:p>
      <text:p text:style-name="P3"><text:line-break/>Andy Barnes. </text:p>
      <text:p text:style-name="P3">1sexychef@gmail.com </text:p>
      <text:p text:style-name="P3">August 02, 2017 at 12:42 pm </text:p>
      <text:p text:style-name="P3">Recorded at IP 63.227.109.12 </text:p>
      <text:p text:style-name="P2"><text:span text:style-name="T2"><text:line-break/>Scan this code with your<text:line-break/>smartphone to manage<text:line-break/>your Partnership Agreement online. </text:span><draw:frame draw:style-name="fr1" draw:name="Image1" text:anchor-type="as-char" svg:width="1.198in" svg:height="1.198in" draw:z-index="0"><draw:image xlink:href="Pictures/10000000000000200000002033A4074988119B99.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Times New Roman"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orphans="2" fo:widows="2"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2pt"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text-properties fo:language="en" fo:country="U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NR</dc:title>
    <meta:document-statistic meta:table-count="0" meta:image-count="1" meta:object-count="0" meta:page-count="4" meta:paragraph-count="117" meta:word-count="1239" meta:character-count="7821" meta:non-whitespace-character-count="6406"/>
    <meta:generator>LibreOffice/5.4.0.3$Linux_X86_64 LibreOffice_project/40m0$Build-3</meta:generator>
  </office:meta>
</office:document-meta>
</file>